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5634in" fo:margin-right="0.5634in" fo:margin-top="0.2598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" style:family="paragraph" style:parent-style-name="Standard">
      <style:paragraph-properties fo:margin-left="1.4728in" fo:margin-right="1.5228in" fo:margin-top="0.62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1.4598in" fo:margin-right="3.2429in" fo:margin-top="0.47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.7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.6929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.696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9835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5.5362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1.496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5.8028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2.683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4.1835in" fo:margin-top="0.1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.8299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2.4862in" fo:margin-top="0.1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2.6362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style:paragraph-properties fo:margin-left="0in" fo:margin-right="0.5799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Standard">
      <style:paragraph-properties fo:margin-left="0in" fo:margin-right="0.7965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1.4693in" fo:margin-top="0.27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Standard">
      <style:paragraph-properties fo:margin-left="0in" fo:margin-right="1.589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style:paragraph-properties fo:margin-left="0in" fo:margin-right="0.1898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in" fo:margin-right="1.3563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5" style:family="paragraph" style:parent-style-name="Standard">
      <style:paragraph-properties fo:margin-left="0in" fo:margin-right="-0.0028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6" style:family="paragraph" style:parent-style-name="Standard">
      <style:paragraph-properties fo:margin-left="0in" fo:margin-right="1.569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7" style:family="paragraph" style:parent-style-name="Standard">
      <style:paragraph-properties fo:margin-left="0in" fo:margin-right="1.922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8" style:family="paragraph" style:parent-style-name="Standard">
      <style:paragraph-properties fo:margin-left="0in" fo:margin-right="1.9228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2.85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in" fo:margin-right="5.906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5.169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2" style:family="paragraph" style:parent-style-name="Standard">
      <style:paragraph-properties fo:margin-left="0in" fo:margin-right="2.8965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3.9598in" fo:margin-top="0.1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4" style:family="paragraph" style:parent-style-name="Standard">
      <style:paragraph-properties fo:margin-left="0in" fo:margin-right="2.7193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4.5429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1.3661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1.9862in" fo:margin-top="0.2764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8" style:family="paragraph" style:parent-style-name="Standard">
      <style:paragraph-properties fo:margin-left="0in" fo:margin-right="2.709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39" style:family="paragraph" style:parent-style-name="Standard">
      <style:paragraph-properties fo:margin-left="0in" fo:margin-right="5.706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>
      <style:paragraph-properties fo:margin-left="0in" fo:margin-right="2.4028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in" fo:margin-right="0.9965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in" fo:margin-right="3.0063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3" style:family="paragraph" style:parent-style-name="Standard">
      <style:paragraph-properties fo:margin-left="0in" fo:margin-right="0.9165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4" style:family="paragraph" style:parent-style-name="Standard">
      <style:paragraph-properties fo:margin-left="0in" fo:margin-right="3.2299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5" style:family="paragraph" style:parent-style-name="Standard">
      <style:paragraph-properties fo:margin-left="0in" fo:margin-right="2.2299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in" fo:margin-right="1.2661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7" style:family="paragraph" style:parent-style-name="Standard">
      <style:paragraph-properties fo:margin-left="0in" fo:margin-right="1.319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8" style:family="paragraph" style:parent-style-name="Standard">
      <style:paragraph-properties fo:margin-left="0in" fo:margin-right="4.6929in" fo:margin-top="0.122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9" style:family="paragraph" style:parent-style-name="Standard">
      <style:paragraph-properties fo:margin-left="0in" fo:margin-right="1.1063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0" style:family="paragraph" style:parent-style-name="Standard">
      <style:paragraph-properties fo:margin-left="0in" fo:margin-right="0.0693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1" style:family="paragraph" style:parent-style-name="Standard">
      <style:paragraph-properties fo:margin-left="0in" fo:margin-right="3.75in" fo:margin-top="0.406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2" style:family="paragraph" style:parent-style-name="Standard">
      <style:paragraph-properties fo:margin-left="0in" fo:margin-right="2.6134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3" style:family="paragraph" style:parent-style-name="Standard">
      <style:paragraph-properties fo:margin-left="0in" fo:margin-right="0.6992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4" style:family="paragraph" style:parent-style-name="Standard">
      <style:paragraph-properties fo:margin-left="0in" fo:margin-right="5.0728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5" style:family="paragraph" style:parent-style-name="Standard">
      <style:paragraph-properties fo:margin-left="0in" fo:margin-right="6.1835in" fo:margin-top="0.1193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56" style:family="paragraph" style:parent-style-name="Standard">
      <style:paragraph-properties fo:margin-left="0in" fo:margin-right="0.0965in" fo:margin-top="0.4098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font-style="normal" style:text-underline-style="none" fo:font-weight="normal" style:font-name-asian="Arial1" style:font-size-asian="20pt" style:font-style-asian="normal" style:font-weight-asian="normal" style:font-name-complex="Arial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italic" style:text-underline-style="none" fo:font-weight="normal" style:font-name-asian="Arial1" style:font-size-asian="12pt" style:font-style-asian="italic" style:font-weight-asian="normal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conhecimento de premissas e conclusão </text:span></text:p>
      <text:p text:style-name="P2"><text:span text:style-name="T5">Nome</text:span><text:span text:style-name="T6">: Samuel Henrique da Cunha Machado </text:span></text:p>
      <text:p text:style-name="P3"><text:span text:style-name="T5">Turma: </text:span><text:span text:style-name="T6">Informática 1 </text:span></text:p>
      <text:p text:style-name="P4"><text:span text:style-name="T7">(1) Esteja certo da qualidade do nosso trabalho. Passamos os últimos três meses trabalhando sem </text:span></text:p>
      <text:p text:style-name="P11"><text:span text:style-name="T7">descanso nele. </text:span></text:p>
      <text:p text:style-name="P12"><text:span text:style-name="T2">Premissa 1 </text:span><text:span text:style-name="T3">: </text:span><text:span text:style-name="T4">Um trabalho de qualidade demanda tempo e esforço . </text:span></text:p>
      <text:p text:style-name="P5"><text:span text:style-name="T2">Premissa 2 </text:span><text:span text:style-name="T3">: </text:span><text:span text:style-name="T4">Passamos os últimos três meses trabalhando sem descanso no nosso </text:span></text:p>
      <text:p text:style-name="P13"><text:span text:style-name="T4">trabalho . </text:span></text:p>
      <text:p text:style-name="P14"><text:span text:style-name="T2">Conclusão </text:span><text:span text:style-name="T3">: </text:span><text:span text:style-name="T4">Logo , esteja certo da qualidade dele . </text:span></text:p>
      <text:p text:style-name="P6"><text:span text:style-name="T7">(2) É um absurdo que o presidente seja a favor de aumentar a idade da aposentadoria, já que ele </text:span></text:p>
      <text:p text:style-name="P15"><text:span text:style-name="T7">próprio se aposentou com 33 anos. </text:span></text:p>
      <text:p text:style-name="P16"><text:span text:style-name="T2">Premissa 1 </text:span><text:span text:style-name="T3">: </text:span><text:span text:style-name="T4">O presidente é a favor de aumentar a idade da aposentadoria . </text:span></text:p>
      <text:p text:style-name="P17"><text:span text:style-name="T2">Premissa 2 </text:span><text:span text:style-name="T3">: </text:span><text:span text:style-name="T4">Ele próprio se aposentou com 33 anos . </text:span></text:p>
      <text:p text:style-name="P18"><text:span text:style-name="T2">Premissa 3 : </text:span><text:span text:style-name="T4">Se aposentar tão cedo é um absurdo . </text:span></text:p>
      <text:p text:style-name="P19"><text:span text:style-name="T2">Conclusão </text:span><text:span text:style-name="T3">: </text:span><text:span text:style-name="T4">Ser a favor de aumentar a idade da aposentadoria é um absurdo . </text:span></text:p>
      <text:p text:style-name="P7"><text:span text:style-name="T7">(3) É ridículo que reclamem da contenção de gastos, o economista John Kenneth Galbraith em </text:span></text:p>
      <text:p text:style-name="P20"><text:span text:style-name="T7">pessoa defende que uma apertada política econômica é a melhor cura para a recessão. </text:span></text:p>
      <text:p text:style-name="P21"><text:span text:style-name="T2">Premissa 1 : </text:span><text:span text:style-name="T4">Algumas pessoas reclamam da contenção de gastos . </text:span></text:p>
      <text:p text:style-name="P22"><text:span text:style-name="T2">Premissa 2 : </text:span><text:span text:style-name="T4">O economista John Kenneth defende esse controle . </text:span></text:p>
      <text:p text:style-name="P23"><text:span text:style-name="T2">Premissa 3 : </text:span><text:span text:style-name="T4">Um economista possui melhor propriedade para opinar nesse assunto . </text:span></text:p>
      <text:p text:style-name="P24"><text:span text:style-name="T2">Conclusão : </text:span><text:span text:style-name="T4">Portanto , é ridículo reclamar da contenção de gastos . </text:span></text:p>
      <text:p text:style-name="P25"><text:span text:style-name="T7">(4) Se não reformar a previdência, vai ter a inflação, o que será muito ruim para o Brasil. </text:span></text:p>
      <text:p text:style-name="P26"><text:span text:style-name="T7">Portanto, a reforma da previdência proposta pelo governo tem que passar! </text:span></text:p>
      <text:p text:style-name="P27"><text:span text:style-name="T2">Premissa 1 : </text:span><text:span text:style-name="T4">Se não reformar a previdência , vai ter inflação . </text:span></text:p>
      <text:p text:style-name="P29"><text:span text:style-name="T2">Premissa 2 : </text:span><text:span text:style-name="T4">Inflação é muito ruim para o Brasil . </text:span></text:p>
      <text:p text:style-name="P28"><text:soft-page-break/><text:span text:style-name="T2">Premissa 3 : </text:span><text:span text:style-name="T4">O governo propôs uma reforma na previdência </text:span><text:span text:style-name="T3">. </text:span></text:p>
      <text:p text:style-name="P7"><text:span text:style-name="T2">Conclusão : </text:span><text:span text:style-name="T4">Portanto , a reforma da previdência proposta pelo governo tem que </text:span></text:p>
      <text:p text:style-name="P30"><text:span text:style-name="T4">passar . </text:span></text:p>
      <text:p text:style-name="P8"><text:span text:style-name="T7">(5) Se Sócrates tivesse nascido em Estagira, seria grego; Sócrates era grego; logo, Sócrates </text:span></text:p>
      <text:p text:style-name="P31"><text:span text:style-name="T7">nasceu em Estagira. </text:span></text:p>
      <text:p text:style-name="P32"><text:span text:style-name="T2">Premissa 1 </text:span><text:span text:style-name="T8">: </text:span><text:span text:style-name="T4">Quem nasce em Estagira é grego . </text:span></text:p>
      <text:p text:style-name="P33"><text:span text:style-name="T2">Premissa 2 : </text:span><text:span text:style-name="T4">Sócrates era grego </text:span><text:span text:style-name="T3">. </text:span></text:p>
      <text:p text:style-name="P34"><text:span text:style-name="T2">Conclusão : </text:span><text:span text:style-name="T4">Logo , Sócrates nasceu em Estagira . </text:span></text:p>
      <text:p text:style-name="P9"><text:span text:style-name="T7">(6) Já que a teoria da evolução diz que o homem veio do macaco, por que não vemos os macacos </text:span></text:p>
      <text:p text:style-name="P35"><text:span text:style-name="T7">evoluindo para homens hoje? </text:span></text:p>
      <text:p text:style-name="P36"><text:span text:style-name="T2">Premissa 1 : </text:span><text:span text:style-name="T4">A teoria da evolução diz que o homem veio do macaco. </text:span></text:p>
      <text:p text:style-name="P37"><text:span text:style-name="T2">Premissa 2 : </text:span><text:span text:style-name="T4">Os macacos não estão evoluindo para homens </text:span></text:p>
      <text:p text:style-name="P38"><text:span text:style-name="T2">Conclusão : </text:span><text:span text:style-name="T4">Logo, o homem não veio do macaco . </text:span></text:p>
      <text:p text:style-name="P5"><text:span text:style-name="T7">(7) Você percebe que o ateísmo é pernicioso quando observa o quanto ele torna as pessoas </text:span></text:p>
      <text:p text:style-name="P39"><text:span text:style-name="T7">perniciosas. </text:span></text:p>
      <text:p text:style-name="P40"><text:span text:style-name="T2">Premissa 1 : </text:span><text:span text:style-name="T4">O ateísmo torna as pessoas perniciosas . </text:span></text:p>
      <text:p text:style-name="P41"><text:span text:style-name="T2">Premissa 2 : </text:span><text:span text:style-name="T4">As pessoas se tornam perniciosas devido a algo pernicioso </text:span><text:span text:style-name="T3">. </text:span></text:p>
      <text:p text:style-name="P42"><text:span text:style-name="T2">Conclusão : </text:span><text:span text:style-name="T4">Portanto, o ateísmo é pernicioso . </text:span></text:p>
      <text:p text:style-name="P43"><text:span text:style-name="T7">(8) O coronavírus não mata tanto. Os números estão sendo manipulados pela mídia. </text:span></text:p>
      <text:p text:style-name="P44"><text:span text:style-name="T2">Premissa 1 : </text:span><text:span text:style-name="T4">O coronavirus não mata tanto. </text:span></text:p>
      <text:p text:style-name="P45"><text:span text:style-name="T2">Premissa 2 : </text:span><text:span text:style-name="T4">Se matasse , as medidas seriam diferentes. </text:span></text:p>
      <text:p text:style-name="P46"><text:span text:style-name="T2">Conclusão : </text:span><text:span text:style-name="T4">Logo , os números estão sendo manipulados pela mídia . </text:span></text:p>
      <text:p text:style-name="P10"><text:span text:style-name="T7">(9) Se Deus fosse bom, onipotente e onisciente, o mal não existiria. Supondo que você não seja </text:span></text:p>
      <text:p text:style-name="P47"><text:span text:style-name="T7">cego, é evidente que o mal existe, Logo, está claro que é Deus que não existe. </text:span></text:p>
      <text:p text:style-name="P5"><text:span text:style-name="T2">Premissa 1 : </text:span><text:span text:style-name="T4">As pessoas que acreditam na existência de Deus dizem que ele é bom, </text:span></text:p>
      <text:p text:style-name="P48"><text:span text:style-name="T4">onipotente e onisciente . </text:span></text:p>
      <text:p text:style-name="P49"><text:soft-page-break/><text:span text:style-name="T2">Premissa 2 : </text:span><text:span text:style-name="T4">Quem não é cego , percebe com clareza que o mal existe . </text:span></text:p>
      <text:p text:style-name="P50"><text:span text:style-name="T2">Premissa 3 : </text:span><text:span text:style-name="T4">O mal não existiria se Deus fosse real e tivesse aquelas características </text:span><text:span text:style-name="T3">. </text:span></text:p>
      <text:p text:style-name="P51"><text:span text:style-name="T2">Conclusão : </text:span><text:span text:style-name="T4">Logo, Deus não existe . </text:span></text:p>
      <text:p text:style-name="P7"><text:span text:style-name="T7">(10) Os egípcios acreditavam em vida após a morte. Prova disso é a presença constante desse </text:span></text:p>
      <text:p text:style-name="P52"><text:span text:style-name="T7">tema nos escritos egípcios encontrados pelos arqueólogos. </text:span></text:p>
      <text:p text:style-name="P53"><text:span text:style-name="T2">Premissa 1 : </text:span><text:span text:style-name="T4">A vida após a morte é um tema constante nos escritos egipcios </text:span><text:span text:style-name="T3">. </text:span></text:p>
      <text:p text:style-name="P5"><text:span text:style-name="T2">Premissa 2 : </text:span><text:span text:style-name="T4">Registros escritos são uma forma de preservar e ensinar a cultura de </text:span></text:p>
      <text:p text:style-name="P54"><text:span text:style-name="T4">determinado povo </text:span><text:span text:style-name="T3">. </text:span></text:p>
      <text:p text:style-name="P7"><text:span text:style-name="T2">Premissa 3 : </text:span><text:span text:style-name="T4">O fato da presença desse assunto ser constante , dá mais relevância a </text:span></text:p>
      <text:p text:style-name="P55"><text:span text:style-name="T4">ele . </text:span></text:p>
      <text:p text:style-name="P56"><text:span text:style-name="T2">Conclusão : </text:span><text:span text:style-name="T4">Portanto , é evidente que os egípcios acreditavam na vida após a morte 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2" meta:word-count="675" meta:character-count="3707" meta:non-whitespace-character-count="3032"/>
    <meta:generator>LibreOfficeDev/6.0.5.2$Linux_X86_64 LibreOffice_project/</meta:generator>
  </office:meta>
</office:document-meta>
</file>